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79337" officeooo:paragraph-rsid="00079337"/>
    </style:style>
    <style:style style:name="P2" style:family="paragraph" style:parent-style-name="Text_20_body">
      <style:text-properties officeooo:rsid="00090be9" officeooo:paragraph-rsid="00090be9"/>
    </style:style>
    <style:style style:name="P3" style:family="paragraph" style:parent-style-name="Text_20_body">
      <style:text-properties officeooo:rsid="000b7077" officeooo:paragraph-rsid="000b7077"/>
    </style:style>
    <style:style style:name="P4" style:family="paragraph" style:parent-style-name="Text_20_body">
      <style:text-properties officeooo:rsid="000c73bc" officeooo:paragraph-rsid="000c73bc"/>
    </style:style>
    <style:style style:name="P5" style:family="paragraph" style:parent-style-name="Text_20_body">
      <style:text-properties officeooo:rsid="000dfbe4" officeooo:paragraph-rsid="000dfbe4"/>
    </style:style>
    <style:style style:name="P6" style:family="paragraph" style:parent-style-name="Text_20_body">
      <style:text-properties officeooo:rsid="000effae" officeooo:paragraph-rsid="000effae"/>
    </style:style>
    <style:style style:name="P7" style:family="paragraph" style:parent-style-name="Text_20_body">
      <style:text-properties officeooo:rsid="000ff5bf" officeooo:paragraph-rsid="000ff5bf"/>
    </style:style>
    <style:style style:name="T1" style:family="text">
      <style:text-properties officeooo:rsid="000a6e49"/>
    </style:style>
    <style:style style:name="T2" style:family="text">
      <style:text-properties officeooo:rsid="000c7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pe Holder Dimensions</text:p>
      <text:h text:style-name="Heading_20_1" text:outline-level="1">Disc</text:h>
      <text:p text:style-name="P1">OD Whole: 178mm</text:p>
      <text:p text:style-name="P1"/>
      <text:p text:style-name="P1">OD Reel: 57mm</text:p>
      <text:p text:style-name="P1">ID Reel: 52mm</text:p>
      <text:p text:style-name="P1"/>
      <text:h text:style-name="Heading_20_1" text:outline-level="1">Spindle</text:h>
      <text:p text:style-name="P2">ID Spindle Hole (*): 8mm</text:p>
      <text:p text:style-name="P2">ID Spindle Spokes (*): 2mm</text:p>
      <text:p text:style-name="P2">Spindle <text:span text:style-name="T1">Spoke </text:span>Radius: 7mm <text:span text:style-name="T1">(radius from center to center of spoke holes)</text:span></text:p>
      <text:p text:style-name="P2"/>
      <text:h text:style-name="Heading_20_1" text:outline-level="1">Cutout</text:h>
      <text:p text:style-name="P6">185mm from center, 10 degrees</text:p>
      <text:p text:style-name="P7">ID: 139mm</text:p>
      <text:h text:style-name="Heading_20_1" text:outline-level="1">Miscellaneous</text:h>
      <text:p text:style-name="P3">ID Holes: 9mm <text:span text:style-name="T2">(3 holes)</text:span></text:p>
      <text:p text:style-name="P3">Hole position radius to center: 17mm</text:p>
      <text:p text:style-name="P4">Tape pinch gap: 1mm</text:p>
      <text:p text:style-name="P4"/>
      <text:p text:style-name="P4"/>
      <text:p text:style-name="P4"/>
      <text:h text:style-name="Heading_20_1" text:outline-level="1">Thickness</text:h>
      <text:p text:style-name="P5">Overall thickness: 13mm</text:p>
      <text:p text:style-name="P5">Tape gap: 9mm</text:p>
      <text:p text:style-name="P5">Plastic thickness: 2mm (total 4mm for both sides)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" fo:font-family="'Times New Roman'" style:font-family-generic="roman" style:font-pitch="variable" officeooo:rsid="00079337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officeooo:rsid="00079337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8:52:51.823000000</dc:date>
    <meta:editing-duration>PT4H26M5S</meta:editing-duration>
    <meta:editing-cycles>9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0" meta:word-count="75" meta:character-count="424" meta:non-whitespace-character-count="369"/>
  </office:meta>
</office:document-meta>
</file>